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8.357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332cm"/>
    </style:style>
    <style:style style:name="co8" style:family="table-column">
      <style:table-column-properties fo:break-before="auto" style:column-width="7.5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99ccff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Wingdings" style:font-name-asian="Wingdings" style:font-name-complex="Wingding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font-name="Wingdings" style:font-name-asian="Wingdings" style:font-name-complex="Wingdings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style:font-name="Wingdings" style:font-name-asian="Wingdings" style:font-name-complex="Wingdings"/>
    </style:style>
    <style:style style:name="ce15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5" table:default-cell-style-name="ce12"/>
        <table:table-column table:style-name="co6" table:default-cell-style-name="ce12"/>
        <table:table-column table:style-name="co1" table:number-columns-repeated="6" table:default-cell-style-name="ce7"/>
        <table:table-column table:style-name="co7" table:default-cell-style-name="Default"/>
        <table:table-column table:style-name="co8" table:default-cell-style-name="Default"/>
        <table:table-column table:style-name="co1" table:number-columns-repeated="1008" table:default-cell-style-name="Default"/>
        <table:table-row table:style-name="ro2">
          <table:table-cell table:style-name="ce1" table:number-columns-repeated="3"/>
          <table:table-cell table:style-name="ce5" office:value-type="string">
            <text:p>Props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Logic</text:p>
          </table:table-cell>
          <table:table-cell table:style-name="ce9" office:value-type="string">
            <text:p>Ammo</text:p>
          </table:table-cell>
          <table:table-cell table:style-name="ce9" office:value-type="string">
            <text:p>Health</text:p>
          </table:table-cell>
          <table:table-cell table:style-name="ce5" office:value-type="string">
            <text:p>Cull Groups</text:p>
          </table:table-cell>
          <table:table-cell table:style-name="ce5" office:value-type="string">
            <text:p>Collision</text:p>
          </table:table-cell>
          <table:table-cell table:style-name="ce5" office:value-type="string">
            <text:p>Nav Mesh</text:p>
          </table:table-cell>
          <table:table-cell table:style-name="ce5" office:value-type="string">
            <text:p>Keypads</text:p>
          </table:table-cell>
          <table:table-cell table:style-name="ce5" office:value-type="string">
            <text:p>Final Bake</text:p>
          </table:table-cell>
          <table:table-cell table:style-name="ce5" office:value-type="string">
            <text:p>UV Tweaks</text:p>
          </table:table-cell>
          <table:table-cell table:style-name="ce1"/>
          <table:table-cell table:style-name="ce5" office:value-type="string">
            <text:p>Notes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>
            <text:p>s01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olitary Confinement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1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elow Solitary Confinement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3"/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2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Strut A to Solitary Confinement Connecting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3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3, Roof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/>
          <table:table-cell table:style-name="ce11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3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3, Storage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4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1, Elevator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5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1, Prison Block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6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1, West Exit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7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1, East Exit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8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2, Elevator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09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A F2, Prison Block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0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Strut A to B Connecting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1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Strut A to C Connecting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2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Recreational Yard (aka The Bridge)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3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B F1, East Exit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4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B F1, Prison Block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5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C F1, West Exit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6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Strut C F1, Prison Block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7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1 F1, West Entranc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7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1 F1, Kitchen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8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1 F1, Mess Hall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19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1 B1, Maintenanc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19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1 B1, Maintenance Worker's Offic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0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West Connecting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1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East Connecting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3" table:number-columns-repeated="3"/>
          <table:table-cell/>
          <table:table-cell table:style-name="ce15" office:value-type="string">
            <text:p>Uses same texture as s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22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Main Access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3</text:p>
          </table:table-cell>
          <table:table-cell table:style-name="ce4" office:value-type="string">
            <text:p>INT</text:p>
          </table:table-cell>
          <table:table-cell table:style-name="ce2" office:value-type="string">
            <text:p>Building 2 F1, Rec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4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2 F2, Library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5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5 F2, Admin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5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5 F2, North Bridge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5b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5 F2, West Bridge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6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arehouse F1, Main Corridor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6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arehouse F1, Storage Rooms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6b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arehouse F2, Roof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7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arehouse F1, Main Hall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8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Warehouse to Comm Tower Connecting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9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Comm Tower F1, Lobby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9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Comm Tower F2, Main Operations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11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9b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Comm Tower B1, Elevator Room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4"/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29c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Comm Tower B1, Stora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4"/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0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3 F2, Reception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/>
          <table:table-cell table:style-name="ce11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0b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3 F2, Surgical Wards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0c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3 F2, Private Rooms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1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3 F1, Hospital Wards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1b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Building 3 F1, Main Ward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2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Helipad Bridge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3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Helipad (power off)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2" office:value-type="string">
            <text:p>s34</text:p>
          </table:table-cell>
          <table:table-cell table:style-name="ce3" office:value-type="string">
            <text:p>INT/EXT</text:p>
          </table:table-cell>
          <table:table-cell table:style-name="ce2" office:value-type="string">
            <text:p>Helipad (power on)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10" table:number-columns-repeated="2"/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6" office:value-type="string">
            <text:p></text:p>
          </table:table-cell>
          <table:table-cell table:style-name="ce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01</text:p>
          </table:table-cell>
          <table:table-cell table:style-name="ce3" office:value-type="string">
            <text:p>EXT</text:p>
          </table:table-cell>
          <table:table-cell table:style-name="ce2" office:value-type="string">
            <text:p>Dream Sequence #1</text:p>
          </table:table-cell>
          <table:table-cell table:style-name="ce2"/>
          <table:table-cell table:style-name="ce8" table:number-columns-repeated="2"/>
          <table:table-cell table:style-name="ce10" table:number-columns-repeated="2"/>
          <table:table-cell table:style-name="ce8" table:number-columns-repeated="6"/>
          <table:table-cell table:number-columns-repeated="1010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12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41M12S</meta:editing-duration>
    <meta:editing-cycles>80</meta:editing-cycles>
    <meta:generator>OpenOffice.org/3.2$Win32 OpenOffice.org_project/320m12$Build-9483</meta:generator>
    <dc:date>2010-06-16T12:40:06.64</dc:date>
    <dc:creator>Gareth West</dc:creator>
    <meta:document-statistic meta:table-count="3" meta:cell-count="552" meta:object-count="0"/>
    <meta:user-defined meta:name="Info 1"/>
    <meta:user-defined meta:name="Info 2"/>
    <meta:user-defined meta:name="Info 3"/>
    <meta:user-defined meta:name="Info 4"/>
  </office:meta>
</office:document-meta>
</file>